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 Unicode MS1" svg:font-family="'Arial Unicode MS'" style:font-family-generic="swiss"/>
    <style:font-face style:name="Courier New" svg:font-family="'Courier New'" style:font-family-generic="moder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Georgia" fo:font-size="10.5pt" style:font-size-asian="10.5pt" style:font-size-complex="10.5pt"/>
    </style:style>
    <style:style style:name="P2" style:family="paragraph" style:parent-style-name="Standard">
      <style:paragraph-properties fo:margin-top="0in" fo:margin-bottom="0in" fo:line-height="100%" fo:text-align="start" style:justify-single-word="false"/>
      <style:text-properties fo:font-variant="normal" fo:text-transform="none" fo:color="#3b3d40" style:font-name="Georgia" fo:font-size="10.5pt" fo:letter-spacing="normal" fo:font-style="normal" fo:font-weight="normal" style:font-size-asian="10.5pt" style:font-size-complex="10.5pt"/>
    </style:style>
    <style:style style:name="P3" style:family="paragraph" style:parent-style-name="Standard">
      <style:paragraph-properties fo:margin-top="0in" fo:margin-bottom="0in" fo:line-height="100%" fo:text-align="start" style:justify-single-word="false"/>
      <style:text-properties fo:font-variant="normal" fo:text-transform="none" fo:color="#000000" style:font-name="Georgia" fo:font-size="10.5pt" fo:letter-spacing="normal" fo:font-style="normal" fo:font-weight="normal" fo:background-color="transparent" style:font-size-asian="10.5pt" style:font-weight-asian="normal" style:font-size-complex="10.5pt" style:font-weight-complex="normal"/>
    </style:style>
    <style:style style:name="P4" style:family="paragraph" style:parent-style-name="Standard" style:master-page-name="Standard">
      <style:paragraph-properties fo:text-align="center" style:justify-single-word="false" style:page-number="auto"/>
      <style:text-properties style:font-name="Georgia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margin-top="0in" fo:margin-bottom="0in" fo:line-height="100%" fo:text-align="start" style:justify-single-word="false"/>
      <style:text-properties fo:font-variant="normal" fo:text-transform="none" fo:color="#000000" style:font-name="Georgia" fo:font-size="10.5pt" fo:letter-spacing="normal" fo:font-style="normal" fo:font-weight="normal" fo:background-color="transparent" style:font-size-asian="10.5pt" style:font-weight-asian="normal" style:font-size-complex="10.5pt" style:font-weight-complex="normal"/>
    </style:style>
    <style:style style:name="P6" style:family="paragraph" style:parent-style-name="Standard">
      <style:paragraph-properties fo:margin-top="0in" fo:margin-bottom="0in" fo:line-height="100%" fo:text-align="start" style:justify-single-word="false"/>
      <style:text-properties fo:font-variant="normal" fo:text-transform="none" fo:color="#3b3d40" style:font-name="Georgia" fo:font-size="10.5pt" fo:letter-spacing="normal" fo:font-style="normal" fo:font-weight="normal" style:font-size-asian="10.5pt" style:font-size-complex="10.5pt"/>
    </style:style>
    <style:style style:name="P7" style:family="paragraph" style:parent-style-name="Standard">
      <style:paragraph-properties fo:margin-top="0in" fo:margin-bottom="0in" fo:line-height="100%" fo:text-align="start" style:justify-single-word="false"/>
      <style:text-properties style:font-name="Georgia" fo:font-size="10.5pt" style:font-size-asian="10.5pt" style:font-size-complex="10.5pt"/>
    </style:style>
    <style:style style:name="P8" style:family="paragraph" style:parent-style-name="_5b_Normal_5d_">
      <style:paragraph-properties fo:margin-top="0in" fo:margin-bottom="0in" fo:line-height="100%" fo:text-align="start" style:justify-single-word="false"/>
      <style:text-properties fo:color="#000000" fo:font-size="10.5pt" style:font-size-asian="10.5pt" style:font-size-complex="10.5pt"/>
    </style:style>
    <style:style style:name="P9" style:family="paragraph" style:parent-style-name="BODY">
      <style:paragraph-properties fo:margin-top="0in" fo:margin-bottom="0in" fo:line-height="100%" fo:text-align="start" style:justify-single-word="false"/>
      <style:text-properties fo:color="#000000" fo:font-size="10.5pt" fo:font-weight="normal" style:font-size-asian="10.5pt" style:font-weight-asian="normal" style:font-size-complex="10.5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fo:language="zxx" fo:country="none" fo:font-weight="normal" style:font-name-asian="Georgia" style:language-asian="zxx" style:country-asian="none" style:font-weight-asian="normal" style:font-name-complex="Georgia" style:language-complex="zxx" style:country-complex="none" style:font-weight-complex="normal"/>
    </style:style>
    <style:style style:name="T3" style:family="text">
      <style:text-properties fo:color="#000000" fo:language="zxx" fo:country="none" style:font-name-asian="Georgia" style:language-asian="zxx" style:country-asian="none" style:font-weight-asian="normal" style:font-name-complex="Georgia" style:language-complex="zxx" style:country-complex="none" style:font-weight-complex="normal"/>
    </style:style>
    <style:style style:name="T4" style:family="text">
      <style:text-properties fo:color="#000000" fo:language="none" fo:country="none" style:font-name-asian="Georgia" style:language-asian="none" style:country-asian="none" style:font-weight-asian="normal" style:font-name-complex="Georgia" style:language-complex="none" style:country-complex="none" style:font-weight-complex="normal"/>
    </style:style>
    <style:style style:name="T5" style:family="text">
      <style:text-properties style:font-name="Georgia" fo:language="zxx" fo:country="none" style:font-name-asian="Georgia" style:language-asian="zxx" style:country-asian="none" style:font-name-complex="Georgia" style:language-complex="zxx" style:country-complex="none"/>
    </style:style>
    <style:style style:name="T6" style:family="text">
      <style:text-properties style:font-name="Georgia" fo:language="zxx" fo:country="none" fo:font-weight="bold" style:font-name-asian="Georgia" style:language-asian="zxx" style:country-asian="none" style:font-weight-asian="bold" style:font-name-complex="Georgia" style:language-complex="zxx" style:country-complex="none" style:font-weight-complex="bold"/>
    </style:style>
    <style:style style:name="T7" style:family="text">
      <style:text-properties style:font-name="Georgia" fo:language="none" fo:country="none" style:font-name-asian="Georgia" style:language-asian="none" style:country-asian="none" style:font-name-complex="Georgia" style:language-complex="none" style:country-complex="none"/>
    </style:style>
    <style:style style:name="T8" style:family="text">
      <style:text-properties fo:language="zxx" fo:country="none" style:font-name-asian="Georgia" style:language-asian="zxx" style:country-asian="none" style:font-name-complex="Georgia" style:language-complex="zxx" style:country-complex="none"/>
    </style:style>
    <style:style style:name="T9" style:family="text">
      <style:text-properties fo:language="zxx" fo:country="none" fo:font-weight="bold" style:font-name-asian="Georgia" style:language-asian="zxx" style:country-asian="none" style:font-weight-asian="bold" style:font-name-complex="Georgia" style:language-complex="zxx" style:country-complex="none" style:font-weight-complex="bold"/>
    </style:style>
    <style:style style:name="T10" style:family="text">
      <style:text-properties fo:font-variant="normal" fo:text-transform="none" fo:color="#000000" fo:letter-spacing="normal" fo:language="zxx" fo:country="none" fo:font-style="normal" fo:font-weight="bold" style:font-name-asian="Georgia" style:language-asian="zxx" style:country-asian="none" style:font-weight-asian="bold" style:font-name-complex="Georgia" style:language-complex="zxx" style:country-complex="none" style:font-weight-complex="bold"/>
    </style:style>
    <style:style style:name="T11" style:family="text">
      <style:text-properties fo:font-variant="normal" fo:text-transform="none" fo:color="#000000" fo:letter-spacing="normal" fo:language="zxx" fo:country="none" fo:font-style="normal" fo:font-weight="normal" style:font-name-asian="Georgia" style:language-asian="zxx" style:country-asian="none" style:font-weight-asian="normal" style:font-name-complex="Georgia" style:language-complex="zxx" style:country-complex="none" style:font-weight-complex="normal"/>
    </style:style>
    <style:style style:name="T12" style:family="text">
      <style:text-properties fo:font-variant="normal" fo:text-transform="none" fo:color="#000000" style:text-position="super 58%" fo:letter-spacing="normal" fo:language="zxx" fo:country="none" fo:font-style="normal" fo:font-weight="normal" style:font-name-asian="Georgia" style:language-asian="zxx" style:country-asian="none" style:font-weight-asian="normal" style:font-name-complex="Georgia" style:language-complex="zxx" style:country-complex="none" style:font-weight-complex="normal"/>
    </style:style>
    <style:style style:name="T13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/>Touching Jesus </text:p>
      <text:p text:style-name="P1"><text:span text:style-name="T1">Read:</text:span> Luke 24:36-43; John 20:24-29; Luke 8:43-48</text:p>
      <text:p text:style-name="P1"><text:span text:style-name="T1">Text:</text:span> <text:span text:style-name="T2">Luke 24:39 “Behold my hands and my feet, that it is I myself: handle me, and see; for a spirit hath not flesh and bones, as ye see me have.”</text:span></text:p>
      <text:p text:style-name="P2"><text:span text:style-name="T1">Introduction:</text:span> The stories about people that Jesus has touched are found peppered all over the New Testament. <text:s/>And to be touched by Him is indeed a miracle producing thing. <text:s/>Today I want to talk about what happens when, instead of waiting for Jesus to touch you, you make the effort to touch Him. <text:s/>I wonder how many times I have been remiss in my prayer &amp; Scripture reading and wonder why God hasn't intervened in the outcome of situations in my life? <text:s/></text:p>
      <text:p text:style-name="P2"/>
      <text:p text:style-name="P2"><text:span text:style-name="T1">Jesus suggested it:</text:span> We just read in Luke's Gospel where Jesus, in a post resurrection appearance, challenges the disciples to handle Him and see that He is really there and not a ghost or spirit impersonator. <text:s/>It is if He is saying, “Check me out, see for yourself, I am the Risen Savior and it is okay to put me to the test.” <text:s/>God understands our doubts and isn't a petulant pouting Lord who is offended by honest doubts. <text:s/>His challenge today is to “<text:span text:style-name="T3">Behold my hands and my feet, that it is I myself: handle me, and see..." <text:s/>David Wilkerson tells of an encounter with a gang member in NYC at the beginning of his ministry. <text:s/>The gang member had trouble believing that God would really listen to the prayer of someone in a gang. They knew that David's wife was ready to deliver a baby and asked David whether he wanted a boy or a girl. <text:s/>David said that they were hoping for a boy. <text:s/>The gangster bowed his head and prayed that they would have a boy. <text:s/>When David tried to explain that that's not how it works; <text:s/>the gangster simply said that, "if God hears prayers then this is how I will know it." When David received the call that Gwen had given birth, the caller asked if he wanted to know if it was a boy or a girl; he said: "You don't know how bad I want to know." It was a boy!</text:span></text:p>
      <text:p text:style-name="P2"><text:span text:style-name="T3"><text:s text:c="2"/>Jesus is not upest when we put Him to the test. <text:s/>He welcomes the challenge. <text:s/>There's not a test that He cannot pass.</text:span></text:p>
      <text:p text:style-name="P2"><text:span text:style-name="T3"/></text:p>
      <text:p text:style-name="P7"><text:span text:style-name="T10">Thomas tried it:</text:span><text:span text:style-name="T11"> In John the 20</text:span><text:span text:style-name="T12">th</text:span><text:span text:style-name="T11"> chapter we have the account of Tho-mas who will forever be known a Doubting Thomas. <text:s/>He is seemingly held in contempt by many for his doubts. <text:s/>Can I point out that all of the dis-ciples had doubts? <text:s/>Here is what the scripture says: "</text:span><text:span text:style-name="T4">they were terrified and affrighted, and supposed that they had seen a spirit.” </text:span><text:span text:style-name="T11">That is why we read the challenge, in our text verse, given by Jesus, to; "handle me and see." </text:span></text:p>
      <text:p text:style-name="P2"><text:span text:style-name="T3"><text:s text:c="2"/>Let me ask you: is it more likely that a story of one coming back to life is true or false? <text:s/>If you lived in the days of this event would you be more likely to believe it or doubt it? <text:s/>When Thomas touched Jesus he immed-iately knows that He is really who He knew before the cross. <text:s/>He calls Jesus, "My Lord and my God."</text:span></text:p>
      <text:p text:style-name="P2"><text:span text:style-name="T3"/></text:p>
      <text:p text:style-name="P9"><text:span text:style-name="T6">A trusting woman:</text:span><text:span text:style-name="T5"> <text:s/>We read in Luke about a nameless woman who <text:s/>touched Jesus. <text:s/>She surely would be considered unclean by Jewish standards and therefore probably thought it unlikely that Jesus would touch her. <text:s/>In 12 years she had exhausted all remedies, known to her, to resolve her medical condition. <text:s/>She was desperate and decided that may-be it would be okay to try touching the hem of the garment worn by Jesus. <text:s/>Perhaps some of that healing power, that He was rumored to have, would be availible to her. <text:s/>Her healing was instantanous. <text:s/>She felt it and perhaps thought she could sneak away stealthily. <text:s/>What she was unaware of was that when you touch Jesus He feels it as well. <text:s/>The immediate response of Jesus was, "</text:span><text:span text:style-name="T7">Who touched me?” <text:s/>when Peter tried to put it off as, “it could have been random for the crowd is all around.” <text:s/>Jesus said, “Somebody hath touched me: for I perceive that virtue is gone out of me.” <text:s/>Her heal-ing was a result of a simple touch. <text:s/>Not only did she get to touch Jesus but she had a personal encounter with her and became part of His family. <text:s/>Note He called her, “Daughter.”</text:span></text:p>
      <text:p text:style-name="P8"><text:span text:style-name="T7"/></text:p>
      <text:p text:style-name="P3"><text:span text:style-name="T9">Conclude: </text:span><text:span text:style-name="T8"><text:s/>How do you touch Jesus? <text:s/>You cannot touch Jesus unless you are close to Him. <text:s/>(Illustrate: wife/husband – I didn't move) <text:s/>You cannot touch Jesus without reaching out to Him. <text:s/>(Reach Out &amp; Touch The Lord). <text:s/>You cannot touch Jesus if you are moving away from Him. <text:s text:c="2"/></text:span></text:p>
      <text:p text:style-name="P3"><text:span text:style-name="T13">Finally</text:span>: You cannot touch Jesus without Jesus touching you!</text:p>
      <text:p text:style-name="P3"><text:s text:c="2"/>Sally and I sing: “Touching Jesus.”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 Unicode MS1" svg:font-family="'Arial Unicode MS'" style:font-family-generic="swiss"/>
    <style:font-face style:name="Courier New" svg:font-family="'Courier New'" style:font-family-generic="moder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0835in" fo:line-height="115%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No_20_Spacing" style:display-name="No Spacing" style:family="paragraph" style:default-outline-level="" style:list-style-name="">
      <style:paragraph-properties fo:margin-top="0in" fo:margin-bottom="0in" fo:line-height="100%" fo:orphans="2" fo:widows="2" style:writing-mode="lr-tb"/>
      <style:text-properties style:use-window-font-color="true"/>
    </style:style>
    <style:style style:name="_5b_Normal_5d_" style:display-name="[Normal]" style:family="paragraph">
      <style:paragraph-properties fo:margin-left="0in" fo:margin-right="0in" fo:text-align="start" style:justify-single-word="false" fo:text-indent="0in" style:auto-text-indent="false" style:text-autospace="none" style:writing-mode="lr-tb"/>
      <style:text-properties style:font-name="Arial" fo:font-size="12pt" style:font-name-asian="Arial" style:font-size-asian="12pt" style:font-name-complex="Arial" style:font-size-complex="12pt"/>
    </style:style>
    <style:style style:name="BODY" style:family="paragraph" style:parent-style-name="_5b_Normal_5d_" style:next-style-name="_5b_Normal_5d_">
      <style:text-properties style:font-name="Georgia" style:font-name-asian="Georgia" style:font-name-complex="Georgia"/>
    </style:style>
    <style:style style:name="H1" style:family="paragraph" style:parent-style-name="BODY" style:next-style-name="_5b_Normal_5d_">
      <style:paragraph-properties fo:margin-top="0.111in" fo:margin-bottom="0.222in"/>
      <style:text-properties style:font-name="Arial" fo:font-size="24pt" fo:font-weight="bold" style:font-name-asian="Arial" style:font-size-asian="24pt" style:font-weight-asian="bold" style:font-name-complex="Arial" style:font-size-complex="24pt" style:font-weight-complex="bold"/>
    </style:style>
    <style:style style:name="H2" style:family="paragraph" style:parent-style-name="BODY" style:next-style-name="_5b_Normal_5d_">
      <style:paragraph-properties fo:margin-top="0.0835in" fo:margin-bottom="0.1665in"/>
      <style:text-properties style:font-name="Arial" fo:font-size="18pt" fo:font-weight="bold" style:font-name-asian="Arial" style:font-size-asian="18pt" style:font-weight-asian="bold" style:font-name-complex="Arial" style:font-size-complex="18pt" style:font-weight-complex="bold"/>
    </style:style>
    <style:style style:name="H3" style:family="paragraph" style:parent-style-name="BODY" style:next-style-name="_5b_Normal_5d_">
      <style:paragraph-properties fo:margin-top="0.0646in" fo:margin-bottom="0.1291in"/>
      <style:text-properties style:font-name="Arial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H4" style:family="paragraph" style:parent-style-name="BODY" style:next-style-name="_5b_Normal_5d_">
      <style:paragraph-properties fo:margin-top="0.0508in" fo:margin-bottom="0.1016in"/>
      <style:text-properties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H5" style:family="paragraph" style:parent-style-name="BODY" style:next-style-name="_5b_Normal_5d_">
      <style:paragraph-properties fo:margin-top="0.0417in" fo:margin-bottom="0.0835in"/>
      <style:text-properties style:font-name="Arial" fo:font-size="9pt" fo:font-weight="bold" style:font-name-asian="Arial" style:font-size-asian="9pt" style:font-weight-asian="bold" style:font-name-complex="Arial" style:font-size-complex="9pt" style:font-weight-complex="bold"/>
    </style:style>
    <style:style style:name="H6" style:family="paragraph" style:parent-style-name="BODY" style:next-style-name="_5b_Normal_5d_">
      <style:paragraph-properties fo:margin-top="0.0319in" fo:margin-bottom="0.0646in"/>
      <style:text-properties style:font-name="Arial" fo:font-size="7pt" fo:font-weight="bold" style:font-name-asian="Arial" style:font-size-asian="7pt" style:font-weight-asian="bold" style:font-name-complex="Arial" style:font-size-complex="7pt" style:font-weight-complex="bold"/>
    </style:style>
    <style:style style:name="BLOCKQUOTE" style:family="paragraph" style:parent-style-name="BODY" style:next-style-name="_5b_Normal_5d_">
      <style:paragraph-properties fo:margin-left="0.5in" fo:margin-right="0.5in" fo:text-indent="0in" style:auto-text-indent="false"/>
      <style:text-properties style:font-name="Arial" style:font-name-asian="Arial" style:font-name-complex="Arial"/>
    </style:style>
    <style:style style:name="PRE" style:family="paragraph" style:parent-style-name="_5b_Normal_5d_" style:next-style-name="_5b_Normal_5d_">
      <style:text-properties style:font-name="Courier New" style:font-name-asian="Courier New" style:font-name-complex="Courier New"/>
    </style:style>
    <style:style style:name="CAPTION" style:family="paragraph" style:parent-style-name="_5b_Normal_5d_" style:next-style-name="_5b_Normal_5d_">
      <style:paragraph-properties fo:text-align="center" style:justify-single-word="false"/>
    </style:style>
    <style:style style:name="TH" style:family="paragraph" style:parent-style-name="_5b_Normal_5d_" style:next-style-name="_5b_Normal_5d_">
      <style:paragraph-properties fo:text-align="center" style:justify-single-word="false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A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B" style:family="text" style:parent-style-name="Default_20_Paragraph_20_Font">
      <style:text-properties fo:font-weight="bold" style:font-weight-asian="bold" style:font-weight-complex="bold"/>
    </style:style>
    <style:style style:name="CODE" style:family="text" style:parent-style-name="Default_20_Paragraph_20_Font">
      <style:text-properties style:font-name="Courier New" style:font-name-asian="Courier New" style:font-name-complex="Courier New"/>
    </style:style>
    <style:style style:name="DEL" style:family="text" style:parent-style-name="Default_20_Paragraph_20_Font">
      <style:text-properties style:text-line-through-style="solid"/>
    </style:style>
    <style:style style:name="EM" style:family="text" style:parent-style-name="Default_20_Paragraph_20_Font">
      <style:text-properties fo:font-style="italic" style:font-style-asian="italic" style:font-style-complex="italic"/>
    </style:style>
    <style:style style:name="I" style:family="text" style:parent-style-name="Default_20_Paragraph_20_Font">
      <style:text-properties fo:font-style="italic" style:font-style-asian="italic" style:font-style-complex="italic"/>
    </style:style>
    <style:style style:name="INS" style:family="text" style:parent-style-name="Default_20_Paragraph_20_Font">
      <style:text-properties style:text-underline-style="solid" style:text-underline-width="auto" style:text-underline-color="font-color"/>
    </style:style>
    <style:style style:name="KBD" style:family="text" style:parent-style-name="Default_20_Paragraph_20_Font">
      <style:text-properties style:font-name="Courier New" style:font-name-asian="Courier New" style:font-name-complex="Courier New"/>
    </style:style>
    <style:style style:name="MARK" style:family="text" style:parent-style-name="Default_20_Paragraph_20_Font">
      <style:text-properties fo:background-color="#ffff00"/>
    </style:style>
    <style:style style:name="S" style:family="text" style:parent-style-name="Default_20_Paragraph_20_Font">
      <style:text-properties style:text-line-through-style="solid"/>
    </style:style>
    <style:style style:name="SAMP" style:family="text" style:parent-style-name="Default_20_Paragraph_20_Font">
      <style:text-properties style:font-name="Courier New" style:font-name-asian="Courier New" style:font-name-complex="Courier New"/>
    </style:style>
    <style:style style:name="STRIKE" style:family="text" style:parent-style-name="Default_20_Paragraph_20_Font">
      <style:text-properties style:text-line-through-style="solid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TT" style:family="text" style:parent-style-name="Default_20_Paragraph_20_Font">
      <style:text-properties style:font-name="Courier New" style:font-name-asian="Courier New" style:font-name-complex="Courier New"/>
    </style:style>
    <style:style style:name="U" style:family="text" style:parent-style-name="Default_20_Paragraph_20_Font">
      <style:text-properties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in" fo:page-height="8.5in" style:num-format="1" style:print-orientation="landscape" fo:margin-top="0.5in" fo:margin-bottom="0.5in" fo:margin-left="0.5in" fo:margin-right="0.5in" style:writing-mode="lr-tb" style:layout-grid-color="#c0c0c0" style:layout-grid-lines="3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columns fo:column-count="2" fo:column-gap="0.5in">
          <style:column style:rel-width="32767*" fo:start-indent="0in" fo:end-indent="0.25in"/>
          <style:column style:rel-width="32768*" fo:start-indent="0.25in" fo:end-indent="0in"/>
        </style:columns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ice MD pc</meta:initial-creator>
    <dc:creator>Joel Tice</dc:creator>
    <meta:editing-cycles>18</meta:editing-cycles>
    <meta:creation-date>2014-03-28T17:34:00</meta:creation-date>
    <dc:date>2022-09-16T10:29:19.02</dc:date>
    <meta:editing-duration>P5DT29M45S</meta:editing-duration>
    <meta:generator>OpenOffice/4.1.3$Win32 OpenOffice.org_project/413m1$Build-9783</meta:generator>
    <meta:printed-by>j </meta:printed-by>
    <meta:print-date>2020-06-28T08:33:33.47</meta:print-date>
    <meta:document-statistic meta:table-count="0" meta:image-count="0" meta:object-count="0" meta:page-count="1" meta:paragraph-count="12" meta:word-count="805" meta:character-count="4297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